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ABIA QUE O <text:span text:style-name="T1">WIRESHARK </text:span>É O ANALISADOR DE TRÁFEGO DE REDE MAIS POPULAR DO MUNDO? </text:h>
      <text:p text:style-name="Text_20_body">O <text:span text:style-name="T1">Wireshark </text:span>é um programa que examina a transmissão dos pacotes pelo dispositivo de comunicação, como, por exemplo, a placa de rede do computador. Ele tem como objetivo detectar possíveis problemas na rede, monitorar tráfegos e conexões suspeitas, bem como realizar outras atividades que envolvam a rede. </text:p>
      <text:p text:style-name="Text_20_body">Trata-se de um programa que permite a divisão do software em duas partes (captura e análise dos pacotes). A “pcap”, faz uma réplica dos frames enviados e recebidos pela camada de enlace e, assim, não precisam ser enviados ao <text:span text:style-name="T1">sniffer </text:span>. Ele também não envia nenhum tipo de pacote, mas sim outras aplicações que estão sendo utilizadas no computador que está sendo examinado. </text:p>
      <text:p text:style-name="Text_20_body">Você pode verificar a disponibilidade de arquivos de captura de tráfego (.PCAP) com roteiro de atividades para analisar o tráfego de redes de forma gratuita no site <text:a xlink:type="simple" xlink:href="https://www.wireshark.org/" text:style-name="Internet_20_link" text:visited-style-name="Visited_20_Internet_20_Link">www.wireshark.org </text:a>. </text:p>
      <text:p text:style-name="Text_20_body">Para que você conheça e entenda de forma mais fácil, recomendamos que visite os links indicados abaixo. Eles oferecem exemplos de arquivos de captura de tráfego e são disponibilizados publicamente para análise/estudo: </text:p>
      <text:p text:style-name="Text_20_body"><text:a xlink:type="simple" xlink:href="https://wiki.wireshark.org/SampleCaptures" text:style-name="Internet_20_link" text:visited-style-name="Visited_20_Internet_20_Link">https://wiki.wireshark.org/SampleCaptures </text:a></text:p>
      <text:p text:style-name="Text_20_body"><text:a xlink:type="simple" xlink:href="https://www.netresec.com/?page=PcapFiles" text:style-name="Internet_20_link" text:visited-style-name="Visited_20_Internet_20_Link">https://www.netresec.com/?page=PcapFiles </text:a></text:p>
      <text:p text:style-name="Text_20_body"><text:a xlink:type="simple" xlink:href="https://www.wireshark.org/download/automated/captures/" text:style-name="Internet_20_link" text:visited-style-name="Visited_20_Internet_20_Link">https://www.wireshark.org/download/automated/captures/ </text:a></text:p>
      <text:p text:style-name="Text_20_body"><text:a xlink:type="simple" xlink:href="http://187.7.106.14/emmonks/redesii7/Pratica4/Wireshark_Guia_Pratico.pdf" text:style-name="Internet_20_link" text:visited-style-name="Visited_20_Internet_20_Link">http://187.7.106.14/emmonks/redesii7/Pratica4/Wireshark_Guia_Pratico.pdf </text:a></text:p>
      <text:p text:style-name="Text_20_body"/>
      <text:h text:style-name="Heading_20_3" text:outline-level="3">Vamos praticar </text:h>
      <text:p text:style-name="Text_20_body">Com base nos seus estudos, e após visitar e analisar os exemplos apresentados nos <text:span text:style-name="T1">links </text:span>indicados, realize uma pesquisa sobre exemplos de tráfego dos arquivos do <text:span text:style-name="T1">Wireshark </text:span>. Depois, faça um roteiro básico e exemplifique o que você apresentar no roteiro. </text:p>
      <text:p text:style-name="Text_20_body">Não se esqueça de disponibilizar suas conclusões no fórum da seção “<text:span text:style-name="T1">Compartilhe” </text:span>. </text:p>
      <text:p text:style-name="Standard"/>
      <text:p text:style-name="Standard"/>
      <text:p text:style-name="Text_20_body">Caro, estudante!</text:p>
      <text:p text:style-name="Text_20_body">Com a utilização do material de apoio (links disponibilizados), você deverá pesquisar exemplos de tráfego da rede dos arquivos do Wireshark. Para isso, faça um roteiro básico, apresentando quais tráfegos está analisando. É esperado que em uma representação com uso do Wireshark você utilize dos diversos recursos disponíveis. Na imagem, você pode observar um exemplo de pesquisa de tráfego realizado com o softwar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7:43.794755349</meta:creation-date>
    <dc:date>2022-09-27T15:49:52.905428159</dc:date>
    <meta:editing-duration>PT5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311" meta:character-count="2153" meta:non-whitespace-character-count="1844"/>
  </office:meta>
</office:document-meta>
</file>